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6pt" style:font-size-asian="16pt" style:font-size-complex="16pt"/>
    </style:style>
    <style:style style:name="P2" style:family="paragraph" style:parent-style-name="Standard">
      <style:text-properties style:font-name="sans-serif" fo:font-size="16pt" officeooo:paragraph-rsid="000e0731" style:font-size-asian="16pt" style:font-size-complex="16pt"/>
    </style:style>
    <style:style style:name="P3" style:family="paragraph" style:parent-style-name="Standard">
      <style:text-properties style:font-name="sans-seri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sans-serif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text-properties style:font-name="sans-serif" fo:font-size="16pt" style:font-size-asian="16pt" style:font-size-complex="16pt"/>
    </style:style>
    <style:style style:name="T1" style:family="text">
      <style:text-properties officeooo:rsid="000eec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che de rôle – Développeur<text:span text:style-name="T1">(zatla)</text:span></text:p>
      <text:p text:style-name="P3"/>
      <text:p text:style-name="P3">Introduction</text:p>
      <text:p text:style-name="P3"/>
      <text:p text:style-name="P1">Le Développeur a pour mission de réaliser le ou les produit(s) du PIC. Les tâches lui seront attribuées</text:p>
      <text:p text:style-name="P1">par le Responsable Développement. Chaque membre du PIC peut participer au développement.</text:p>
      <text:p text:style-name="P1"/>
      <text:p text:style-name="P3">Tâches liées à sa fonction</text:p>
      <text:p text:style-name="P3"/>
      <text:p text:style-name="P1">Le Développeur devra remplir au cours du PIC les missions suivantes :</text:p>
      <text:list xml:id="list1999233525" text:style-name="L1">
        <text:list-item>
          <text:p text:style-name="P4">Analyser les spécifications et rédiger les documents qui encadreront le développement ;</text:p>
        </text:list-item>
        <text:list-item>
          <text:p text:style-name="P4">Réaliser les phases de conception répondant aux spécifications ;</text:p>
        </text:list-item>
        <text:list-item>
          <text:p text:style-name="P4">Programmer en respectant les documents de conception.</text:p>
        </text:list-item>
      </text:list>
      <text:p text:style-name="P1"/>
      <text:p text:style-name="P3">Compétences exigées</text:p>
      <text:p text:style-name="P1"/>
      <text:p text:style-name="P2">Pour pouvoir accomplir sa fonction, le Développeur doit au préalable :</text:p>
      <text:list xml:id="list3226742031" text:style-name="L2">
        <text:list-item>
          <text:p text:style-name="P5">Avoir suivi l’EC Bases de la programmation et algorithmique ;</text:p>
        </text:list-item>
        <text:list-item>
          <text:p text:style-name="P5">Avoir suivi l’EC Base de données ;</text:p>
        </text:list-item>
        <text:list-item>
          <text:p text:style-name="P5">Avoir suivi l’EC Programmation avancée ;</text:p>
        </text:list-item>
        <text:list-item>
          <text:p text:style-name="P5">Avoir suivi l’EC UMLP-B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0:20:35.467871056</meta:creation-date>
    <dc:date>2019-01-28T18:05:50.716720185</dc:date>
    <meta:editing-duration>PT6M22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15" meta:word-count="127" meta:character-count="792" meta:non-whitespace-character-count="686"/>
  </office:meta>
</office:document-meta>
</file>